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71EEE60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lendscreen2" draw:fill-image-width="0cm" draw:fill-image-height="0cm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techpoly-title">
      <style:graphic-properties draw:fill-color="#ffffff" draw:auto-grow-height="true" fo:min-height="3.507cm"/>
    </style:style>
    <style:style style:name="pr2" style:family="presentation" style:parent-style-name="lyt-techpoly-subtitle">
      <style:graphic-properties draw:fill-color="#ffffff" fo:min-height="13.859cm"/>
    </style:style>
    <style:style style:name="pr3" style:family="presentation" style:parent-style-name="lyt-techpoly-notes">
      <style:graphic-properties draw:fill-color="#ffffff" draw:auto-grow-height="true" fo:min-height="12.572cm"/>
    </style:style>
    <style:style style:name="pr4" style:family="presentation" style:parent-style-name="lyt-techpoly-title">
      <style:graphic-properties fo:min-height="3.507cm"/>
    </style:style>
    <style:style style:name="pr5" style:family="presentation" style:parent-style-name="lyt-techpoly-outline1">
      <style:graphic-properties fo:min-height="13.859cm"/>
    </style:style>
    <style:style style:name="pr6" style:family="presentation" style:parent-style-name="lyt-techpoly-notes">
      <style:graphic-properties draw:fill-color="#ffffff" fo:min-height="12.57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 text:style-name="P1">Art Direction</text:p>
          </draw:text-box>
        </draw:frame>
        <draw:frame presentation:style-name="pr2" draw:layer="layout" svg:width="25.199cm" svg:height="13.859cm" svg:x="1.4cm" svg:y="4.913cm" presentation:class="subtitle">
          <draw:text-box>
            <text:list text:style-name="L2">
              <text:list-item>
                <text:p><text:s/>Desired Styles</text:p>
              </text:list-item>
              <text:list-item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list text:style-name="L1">
              <text:list-header>
                <text:p>What I want</text:p>
              </text:list-header>
            </text:list>
          </draw:text-box>
        </draw:frame>
        <draw:frame presentation:style-name="pr5" draw:layer="layout" svg:width="25.199cm" svg:height="13.859cm" svg:x="1.4cm" svg:y="4.913cm" presentation:class="outline" presentation:user-transformed="true">
          <draw:text-box>
            <text:p>If I was to create the assets myself I would like to go with:</text:p>
            <text:list text:style-name="L3">
              <text:list-item>
                <text:p>3D in 2D with pixel art textures</text:p>
              </text:list-item>
            </text:list>
            <text:p>Otherwise I'd happily go <text:s/>with:</text:p>
            <text:list text:continue-numbering="true" text:style-name="L3">
              <text:list-item>
                <text:p>Any free asset pack (that works in side view and has turrets AND enemie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list text:style-name="L1">
              <text:list-header>
                <text:p>3D in 2D with pixel art textures</text:p>
              </text:list-header>
            </text:list>
          </draw:text-box>
        </draw:frame>
        <draw:frame presentation:style-name="pr5" draw:layer="layout" svg:width="25.199cm" svg:height="13.859cm" svg:x="1.4cm" svg:y="4.913cm" presentation:class="outline">
          <draw:text-box>
            <text:p>Not to be mistaken with pixelated low-poly.</text:p>
            <text:p>It works kinda like hand painted low-poly, but replaces the hand painted aspect with pixel art like textures. </text:p>
            <text:p>This is a style I find quite pleasing, but have 0 experience of working with it.</text:p>
            <text:p>I would likely have to learn to make this style myself. I'll give it a couple of hours and see how it works out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7cm" svg:x="1.4cm" svg:y="0.836cm" presentation:class="title" presentation:user-transformed="true">
          <draw:text-box>
            <text:list text:style-name="L1">
              <text:list-header>
                <text:p>Any free asset pack</text:p>
              </text:list-header>
            </text:list>
          </draw:text-box>
        </draw:frame>
        <draw:frame presentation:style-name="pr5" draw:layer="layout" svg:width="25.199cm" svg:height="13.859cm" svg:x="1.4cm" svg:y="4.913cm" presentation:class="outline">
          <draw:text-box>
            <text:p>The biggest problem with this approach is the fact all asset pack marked as Tower Defense by default come with a top down or isometric view.</text:p>
            <text:p>And I want a 2D side view game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endscreen2" xlink:href="Pictures/10000000000003200000025871EEE600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594cm" fo:margin-right="0cm" fo:margin-top="0cm" fo:margin-bottom="0.298cm" fo:text-indent="-0.598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792cm" fo:margin-right="0cm" fo:margin-top="0cm" fo:margin-bottom="0.198cm" fo:text-indent="-0.598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5.989cm" fo:margin-right="0cm" fo:margin-top="0cm" fo:margin-bottom="0.098cm" fo:text-indent="-0.598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188cm" fo:margin-right="0cm" fo:margin-top="0cm" fo:margin-bottom="0.098cm" fo:text-indent="-0.598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388cm" fo:margin-right="0cm" fo:margin-top="0cm" fo:margin-bottom="0.098cm" fo:text-indent="-0.598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586cm" fo:margin-right="0cm" fo:margin-top="0cm" fo:margin-bottom="0.098cm" fo:text-indent="-0.598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784cm" fo:margin-right="0cm" fo:margin-top="0cm" fo:margin-bottom="0.098cm" fo:text-indent="-0.598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blendscreen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3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lyt-techpoly" style:page-layout-name="PM1" draw:style-name="Mdp1">
      <draw:frame presentation:style-name="lyt-techpoly-title" draw:layer="backgroundobjects" svg:width="25.199cm" svg:height="3.507cm" svg:x="1.4cm" svg:y="0.836cm" presentation:class="title" presentation:placeholder="true">
        <draw:text-box/>
      </draw:frame>
      <draw:frame presentation:style-name="lyt-techpoly-outline1" draw:layer="backgroundobjects" svg:width="25.199cm" svg:height="13.859cm" svg:x="1.4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4$Win32 OpenOffice.org_project/4114m1$Build-9811</meta:generator>
    <dc:title>Technical Polygon</dc:title>
    <dc:description>Presentation Layout Template</dc:description>
    <meta:creation-date>2024-05-06T21:10:04.98</meta:creation-date>
    <dc:language>en-US</dc:language>
    <meta:editing-cycles>6</meta:editing-cycles>
    <meta:editing-duration>PT18M17S</meta:editing-duration>
    <meta:initial-creator>Dominik </meta:initial-creator>
    <dc:date>2024-05-08T20:24:34.22</dc:date>
    <dc:creator>Dominik </dc:creator>
    <meta:document-statistic meta:object-count="40"/>
    <meta:user-defined meta:name="Info 1"/>
    <meta:user-defined meta:name="Info 2"/>
    <meta:user-defined meta:name="Info 3"/>
    <meta:user-defined meta:name="Info 4"/>
    <meta:template xlink:type="simple" xlink:actuate="onRequest" xlink:title="Technical Polygon" xlink:href="../../../../../../../Program%20Files%20(x86)/OpenOffice%204/share/template/en-US/layout/lyt-techpoly.otp"/>
  </office:meta>
</office:document-meta>
</file>